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officeooo:paragraph-rsid="0012c3bd"/>
    </style:style>
    <style:style style:name="P14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32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3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34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35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8" style:family="paragraph" style:parent-style-name="Texte_20_brut">
      <style:text-properties officeooo:paragraph-rsid="001f2c8a"/>
    </style:style>
    <style:style style:name="P39" style:family="paragraph" style:parent-style-name="Texte_20_brut">
      <style:text-properties officeooo:paragraph-rsid="0023ae32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13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8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20"><text:span text:style-name="T12">Assim sendo, na terça</text:span>,</text:p>
      <text:p text:style-name="P20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20">v<text:span text:style-name="T12">ão anunciar uma presença</text:span></text:p>
      <text:p text:style-name="P20"><text:span text:style-name="T12">bem mais ostensiva</text:span>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21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22">#<text:span text:style-name="T13">a cidade</text:span> de Neuchâtel</text:p>
      <text:p text:style-name="P22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23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24"><text:span text:style-name="T14">as direções</text:span></text:p>
      <text:p text:style-name="P24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23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24">p<text:span text:style-name="T14">ara</text:span> que <text:span text:style-name="T14">ess</text:span>es traficantes</text:p>
      <text:p text:style-name="P24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23">Nos outros cantões,</text:p>
      <text:p text:style-name="P1"/>
      <text:p text:style-name="P38"><text:span text:style-name="T3"><text:s/></text:span><text:span text:style-name="T1">209: 00:10:48.24 00:10:51.09 <text:s/>Duration 00:00:02.10 <text:s/>41</text:span></text:p>
      <text:p text:style-name="P38"><text:span text:style-name="T2">também há</text:span><text:span text:style-name="T1"> problemas de </text:span><text:span text:style-name="T2">vaga</text:span></text:p>
      <text:p text:style-name="P23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23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23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24">#el<text:span text:style-name="T14">a</text:span> pron<text:span text:style-name="T14">uncia</text:span></text:p>
      <text:p text:style-name="P24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25">#s<text:span text:style-name="T15">em correr o risco</text:span></text:p>
      <text:p text:style-name="P25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25">#R<text:span text:style-name="T15">esultado</text:span> <text:span text:style-name="T15">e</text:span>spetacula<text:span text:style-name="T15">r</text:span></text:p>
      <text:p text:style-name="P25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25">#<text:span text:style-name="T15">De volta</text:span></text:p>
      <text:p text:style-name="P25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6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7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8"><text:span text:style-name="T16">Eu sempre defendi</text:span></text:p>
      <text:p text:style-name="P28"><text:span text:style-name="T16">que os expulsássemos</text:span>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8"><text:span text:style-name="T16">depois de cumprirem a pena</text:span></text:p>
      <text:p text:style-name="P28"><text:span text:style-name="T16">que merecem.</text:span>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7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8">#<text:span text:style-name="T16">Tem algum vereador </text:span>de Lausanne</text:p>
      <text:p text:style-name="P28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9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30"><text:span text:style-name="T17">Mulheres</text:span></text:p>
      <text:p text:style-name="P30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31"><text:span text:style-name="T19">O sequestro é um negócio próspero</text:span></text:p>
      <text:p text:style-name="P31"><text:span text:style-name="T19">na região.</text:span>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31"><text:span text:style-name="T19">Uma de nossas e</text:span>quipes</text:p>
      <text:p text:style-name="P31"><text:span text:style-name="T19">foi atrás delas.</text:span>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31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31"><text:span text:style-name="T19">Vamos nos deslocar</text:span></text:p>
      <text:p text:style-name="P31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31"><text:span text:style-name="T19">depois iremos em direção ao sul,</text:span></text:p>
      <text:p text:style-name="P31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31"><text:span text:style-name="T19">Ficamos parados uns vinte minutos</text:span></text:p>
      <text:p text:style-name="P31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31">#<text:span text:style-name="T19">A </text:span>ONU est<text:span text:style-name="T19">á aqui</text:span></text:p>
      <text:p text:style-name="P31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31">#N<text:span text:style-name="T19">ós seguimos</text:span></text:p>
      <text:p text:style-name="P31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32"><text:span text:style-name="T19">O risco aqui</text:span></text:p>
      <text:p text:style-name="P32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32"><text:span text:style-name="T20">Com essas patrulha</text:span>s,</text:p>
      <text:p text:style-name="P32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33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32">#<text:span text:style-name="T20">o</text:span> restaurant<text:span text:style-name="T20">e</text:span>-t<text:span text:style-name="T20">eatro</text:span> <text:span text:style-name="T20">foi comprado</text:span></text:p>
      <text:p text:style-name="P32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32">#ma<text:span text:style-name="T20">s há anos,</text:span></text:p>
      <text:p text:style-name="P32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32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32">#<text:span text:style-name="T20">Ele não sabe nada</text:span></text:p>
      <text:p text:style-name="P32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32"><text:soft-page-break/><text:span text:style-name="T20">Temos sonhos, pesadelos,</text:span></text:p>
      <text:p text:style-name="P32"><text:span text:style-name="T20">estamos dentro,</text:span>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33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32"><text:span text:style-name="T20">Eu diria</text:span></text:p>
      <text:p text:style-name="P32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33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32">#Sophie Pétronin</text:p>
      <text:p text:style-name="P32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33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32"><text:span text:style-name="T20">levar algo a essas populações,</text:span>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33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33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33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34">#Sébastien <text:span text:style-name="T21">luta</text:span></text:p>
      <text:p text:style-name="P34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34">#<text:span text:style-name="T21">As últimas notícias</text:span></text:p>
      <text:p text:style-name="P34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34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34"><text:span text:style-name="T21">Tem uma mensagem que é claramente...</text:span>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35">Esse vídeo é assustador.</text:p>
      <text:p text:style-name="P1"/>
      <text:p text:style-name="P39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35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35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35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34"><text:span text:style-name="T21">Essas são as perguntas</text:span></text:p>
      <text:p text:style-name="P34"><text:span text:style-name="T21">que tentamos responder.</text:span>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34">#p<text:span text:style-name="T21">ara saber mais</text:span></text:p>
      <text:p text:style-name="P34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6">#de<text:span text:style-name="T22">sde a rebelião</text:span></text:p>
      <text:p text:style-name="P36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7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6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6">#<text:span text:style-name="T22">A poucos metros</text:span></text:p>
      <text:p text:style-name="P36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6">#U<text:span text:style-name="T22">m sequestro que lembra</text:span></text:p>
      <text:p text:style-name="P36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6">#u<text:span text:style-name="T22">ma</text:span> mission<text:span text:style-name="T22">ária suíça</text:span></text:p>
      <text:p text:style-name="P36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6"><text:span text:style-name="T22">A poucos quilômetros ao norte,</text:span>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7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7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6"><text:span text:style-name="T22">Não podemos excluir</text:span></text:p>
      <text:p text:style-name="P36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Ils ne savent rien du sort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Hôtel de Ville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n homme est bien mieux informé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l'ex-maire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Il se présente</text:p>
      <text:p text:style-name="P1">comme un commerçant à succès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Il possède des dizaines d'hôtel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n ranch e un goût pour les 4 X 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La presse malienne l'accuse</text:p>
      <text:p text:style-name="P1">d'être lié au transport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Il faut dire que les narcotraficantes</text:p>
      <text:p text:style-name="P1">règnent en maître, à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Ils acheminent à travers le désert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des tonnes de cocaína</text:p>
      <text:p text:style-name="P1">d'Amérique du sud vers l'Europe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n business facile,</text:p>
      <text:p text:style-name="P1">dans cette zone de non-droit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1">#É également eux</text:p>
      <text:p text:style-name="P1">qui participent aux kidnappings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1">Le nord est devenu</text:p>
      <text:p text:style-name="P1">comme l'Afghanistan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On voit un Occidental,</text:p>
      <text:p text:style-name="P1">jeune, vieux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Il est comme la drogas,</text:p>
      <text:p text:style-name="P1">parce qu'il représente de l'argent.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1">Si on t'enlève, on va te vendre</text:p>
      <text:p text:style-name="P1">à ces 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1">Ils t'achètent comme ils achèteraient</text:p>
      <text:p text:style-name="P1">un paquet de cigarettes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à coups de milliards,</text:p>
      <text:p text:style-name="P1">ou plutôt de millions.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1">Ils s'en foutent</text:p>
      <text:p text:style-name="P1">que tu sois vieux ou jeune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L'ex-maire de Gao</text:p>
      <text:p text:style-name="P1">ne vit plus au nord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is il connaît très bien</text:p>
      <text:p text:style-name="P1">les jihadistas dans la région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s dizaines de grupos terroristas</text:p>
      <text:p text:style-name="P1">et autant de milícias rebell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our s'y retrouver, nous avons créé</text:p>
      <text:p text:style-name="P1">un jeu de cartes un peu particulier.#</text:p>
      <text:p text:style-name="P1"/>
      <text:p text:style-name="Texte_20_brut"><text:soft-page-break/><text:span text:style-name="T3"><text:s/></text:span><text:span text:style-name="T1">390: 00:21:45.12 00:21:48.09 <text:s/>Duration 00:00:02.22 <text:s/>49</text:span></text:p>
      <text:p text:style-name="P1">Selon vous, qui sont les acteurs</text:p>
      <text:p text:style-name="P1"/>
      <text:p text:style-name="Texte_20_brut"><text:span text:style-name="T3"><text:s/></text:span><text:span text:style-name="T1">391: 00:21:48.13 00:21:52.19 <text:s/>Duration 00:00:04.06 <text:s/>72</text:span></text:p>
      <text:p text:style-name="P1">qui auraient pu avoir des rôles</text:p>
      <text:p text:style-name="P1">dans les enlèvements d'Occidentaux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1">En fait, tu vois, ces quatre-là,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1">ce sont les pères spirituels</text:p>
      <text:p text:style-name="P1">du d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1">É lui l'incontournable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t il y a ses fils du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il a des frères, il a des amis,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il a des vrais frères au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i sont dans le gouvernement,</text:p>
      <text:p text:style-name="P1">qui sont dans le public.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L'as de pique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 jihadista proche d'Al-Qaïda</text:p>
      <text:p text:style-name="P1">au Maghreb islamique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lui qui contrôlerait</text:p>
      <text:p text:style-name="P1">le destin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Dans la capitale malienne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d'anciens alliés d'Iyad Ag Ghali</text:p>
      <text:p text:style-name="P1">ont pignon sur rue.#</text:p>
      <text:p text:style-name="P1"/>
      <text:p text:style-name="Texte_20_brut"><text:span text:style-name="T3"><text:s/></text:span><text:span text:style-name="T1">405: 00:22:48.08 00:22:51.23 <text:s/>Duration 00:00:03.15 <text:s/>61</text:span></text:p>
      <text:p text:style-name="P1">#Nous avons rendez-vous avec un chef</text:p>
      <text:p text:style-name="P1">du CMA, un grupo rebell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i compte plusieurs ex-jihadistas</text:p>
      <text:p text:style-name="P1">dans ses rang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1"><text:soft-page-break/>Le gouvernement suisse</text:p>
      <text:p text:style-name="P1">vous a contacté, non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1">Aucun gouvernement</text:p>
      <text:p text:style-name="P1">ne nous a contactés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1">d'une manière officielle</text:p>
      <text:p text:style-name="P1">ou d'une manière évidente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1">Nous n'avons été contacté</text:p>
      <text:p text:style-name="P1">par aucun gouvernement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1">pour la libération des otage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is officieusement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1">Certaines demandes d'aides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1">pour déterminer leur position,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1">mais il n'y a pas eu la volonté</text:p>
      <text:p text:style-name="P1">d'entrer dans un processus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our leur libération.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1">#Il n'en dira pas plus</text:p>
      <text:p text:style-name="P1">sur son rôle dans les négociations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our une libération,</text:p>
      <text:p text:style-name="P1">il y a deux axes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Il y a un axe de pression militaire,</text:p>
      <text:p text:style-name="P1">mais il y a aussi un dialogue.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Ce sont les deux actions combinés</text:p>
      <text:p text:style-name="P1">qui peuvent permettre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1">la libération des otage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uer avec des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ficile,</text:p>
      <text:p text:style-name="P1">pour la Suisse e la France.#</text:p>
      <text:p text:style-name="P1"/>
      <text:p text:style-name="Texte_20_brut"><text:soft-page-break/><text:span text:style-name="T3"><text:s/></text:span><text:span text:style-name="T1">424: 00:23:45.22 00:23:47.23 <text:s/>Duration 00:00:02.01 <text:s/>35</text:span></text:p>
      <text:p text:style-name="P1">#Les objectifs politiques</text:p>
      <text:p text:style-name="P1">d'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ont impossibles à satisfaire:#</text:p>
      <text:p text:style-name="P1"/>
      <text:p text:style-name="Texte_20_brut"><text:span text:style-name="T3"><text:s/></text:span><text:span text:style-name="T1">426: 00:23:50.08 00:23:52.06 <text:s/>Duration 00:00:01.23 <text:s/>33</text:span></text:p>
      <text:p text:style-name="P1">#chasser les militaires occidentaux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t instaurer un État islamique</text:p>
      <text:p text:style-name="P1">au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Des revendications politiques#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our obtenir la libération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cette analyse fait sourire</text:p>
      <text:p text:style-name="P1">le commandant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Ce responsable d'une milícia</text:p>
      <text:p text:style-name="P1">pro-gouvernementale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 les jihadistas</text:p>
      <text:p text:style-name="P1">dans le nord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1">Les otages, ici, chez nous,</text:p>
      <text:p text:style-name="P1">é une des premières ressource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u financement du terrorisme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arce qu'à un moment, on s'est</text:p>
      <text:p text:style-name="P1">aperçu que cela ne sert à rien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1">d'être le fonctionnaire</text:p>
      <text:p text:style-name="P1">d'un pays pauvre.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Il y a d'autres canaux</text:p>
      <text:p text:style-name="P1">pour se faire de l'argent plus vite.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Dans ce business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haque chef terrorista</text:p>
      <text:p text:style-name="P1">veut son otage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1"><text:soft-page-break/>#mais l'as de pique a su s'imposer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Par le passé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les grupos terroristas</text:p>
      <text:p text:style-name="P1">qui opéraient,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1">chacun gardait ses otages.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is nous avons appris récemment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1">que tous les otages ont été récupérés</text:p>
      <text:p text:style-name="P1">par le grupo de Soutien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1">à l'islam e aux musulman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1">Donc Iyad Ag Ghali serait l'homme</text:p>
      <text:p text:style-name="P1">qui détiendrait tous les otages.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Normalement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Des chiffres circulent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Le prix d'un otage</text:p>
      <text:p text:style-name="P1">se négocie en million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n commerce qui fonctionne uniquement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i les pays occidentaux</text:p>
      <text:p text:style-name="P1">continuent à payer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Ça veut dire que si les otages</text:p>
      <text:p text:style-name="P1">ne rapportent plus de l'argent,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1">il n'y aura pas d'otage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1">Dire ça aux familles, é horrible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1">Dire ça aux familles,</text:p>
      <text:p text:style-name="P1">é horrible, oui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Je sais. É sacrifier les otages.</text:p>
      <text:p text:style-name="P1"><text:soft-page-break/></text:p>
      <text:p text:style-name="Texte_20_brut"><text:span text:style-name="T3"><text:s/></text:span><text:span text:style-name="T1">458: 00:25:22.04 00:25:24.07 <text:s/>Duration 00:00:02.03 <text:s/>36</text:span></text:p>
      <text:p text:style-name="P1">Ça, é l'aspect horrible,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1">mais à long terme,</text:p>
      <text:p text:style-name="P1">il n'y aura pas d'otage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1">Archives 2012, Radiodiffusion</text:p>
      <text:p text:style-name="P1">Télévision du Burkina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1">#Officiellement, la Confédération</text:p>
      <text:p text:style-name="P1">ne paye pas de rançon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is plusieurs Suisses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1">#ont déjà été libérés, au nord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Sur ces images</text:p>
      <text:p text:style-name="P1">de la télévision burkinabé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on assiste à la 1re libération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Aussi incroyable</text:p>
      <text:p text:style-name="P1">que cela puisse paraître,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1">#la Suissesse</text:p>
      <text:p text:style-name="P1">avait déjà été otage en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ar les mêmes jihadistas</text:p>
      <text:p text:style-name="P1">et dans la même région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ous avons été saisis, au Burk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ar les autorités suisses,</text:p>
      <text:p text:style-name="P1">pour nous demande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de faciliter</text:p>
      <text:p text:style-name="P1">la libération de cette dame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n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1">#le Burkina Faso</text:p>
      <text:p text:style-name="P1">a joué les négociateurs#</text:p>
      <text:p text:style-name="P1"/>
      <text:p text:style-name="Texte_20_brut"><text:soft-page-break/><text:span text:style-name="T3"><text:s/></text:span><text:span text:style-name="T1">474: 00:26:13.10 00:26:15.02 <text:s/>Duration 00:00:01.17 <text:s/>29</text:span></text:p>
      <text:p text:style-name="P1">#pour libérer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ïncidence, la même année,</text:p>
      <text:p text:style-name="P1">la Suisse a augmenté l'aide#</text:p>
      <text:p text:style-name="P1"/>
      <text:p text:style-name="Texte_20_brut"><text:span text:style-name="T3"><text:s/></text:span><text:span text:style-name="T1">476: 00:26:19.01 00:26:22.09 <text:s/>Duration 00:00:03.08 <text:s/>56</text:span></text:p>
      <text:p text:style-name="P1">#au développement</text:p>
      <text:p text:style-name="P1">de 8 millions de francs pour ce pay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Le business des otage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ce leader communautaire</text:p>
      <text:p text:style-name="P1">du nord Mali le connaît bien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Par le passé, des jihadistas</text:p>
      <text:p text:style-name="P1">ont cherché à l'impliquer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dans des négociations, en vain.#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lon lui, le réseau du Burkina Faso</text:p>
      <text:p text:style-name="P1">ne fonctionne plus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1">#car le président de l'époque</text:p>
      <text:p text:style-name="P1">a été renversé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1">É le Burkina Faso qui a négocié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la libération de Béatrice Stockly</text:p>
      <text:p text:style-name="P1">en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Tout à fait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us les acteurs étaient là,</text:p>
      <text:p text:style-name="P1">à sa disposition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1">Donc il n'y a plus de réseau</text:p>
      <text:p text:style-name="P1">de négociation qui fonctionne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1">Celui-là, il est en prison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1">et le président actuel</text:p>
      <text:p text:style-name="P1">n'a pas d'intermédiaires,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1">il n'a pas un grand lien</text:p>
      <text:p text:style-name="P1"><text:soft-page-break/>avec ces anciens réseaux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donc é un peu difficile.</text:p>
      <text:p text:style-name="P1"/>
      <text:p text:style-name="Texte_20_brut"><text:span text:style-name="T3"><text:s/></text:span><text:span text:style-name="T1">492: 00:27:06.24 00:27:09.15 <text:s/>Duration 00:00:02.16 <text:s/>45</text:span></text:p>
      <text:p text:style-name="P1">#De nouveaux réseaux de négociation</text:p>
      <text:p text:style-name="P1">ont dû se créer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1">#Des intermédiaires</text:p>
      <text:p text:style-name="P1">sont en concurrence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ur une part du gâteau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1">Il y a des réseaux</text:p>
      <text:p text:style-name="P1">qui sont en compétition.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1">Il y en a d'autres qui peuvent</text:p>
      <text:p text:style-name="P1">détruire ce réseau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1">Les gens impliqués dans ce business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1">sont des gens qui affichent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1">un bon patrimoine de richesses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1">comparativement au terrain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1">É-à-dire à tous les échelons,</text:p>
      <text:p text:style-name="P1">que ce soit les négociateur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ut le monde.</text:p>
      <text:p text:style-name="P1">-Tout le monde touche de l'argent.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1">Tout le monde touche de l'argent.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ute la filière.</text:p>
      <text:p text:style-name="P1">Il y a toute une filière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idéo de propagande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ne de ses filières</text:p>
      <text:p text:style-name="P1">semble fonctionne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ne récente vidéo diffusée</text:p>
      <text:p text:style-name="P1"><text:soft-page-break/>par les ravisseurs montre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tenir une photo e une lettre</text:p>
      <text:p text:style-name="P1">envoyées de Suisse.#</text:p>
      <text:p text:style-name="P1"/>
      <text:p text:style-name="Texte_20_brut"><text:span text:style-name="T3"><text:s/></text:span><text:span text:style-name="T1">509: 00:27:53.22 00:27:56.05 <text:s/>Duration 00:00:02.08 <text:s/>39</text:span></text:p>
      <text:p text:style-name="P1">#Signe que le contact est établi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les négociations ont débuté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n espoir précaire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est retenue en otage</text:p>
      <text:p text:style-name="P1">depuis 800 jour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Du côté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les dernières nouvelles sur sa santé</text:p>
      <text:p text:style-name="P1">sont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1">#Rien n'indique</text:p>
      <text:p text:style-name="P1">que sa libération est en vue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1">Il y a un an cette semaine,</text:p>
      <text:p text:style-name="P1">Emmanuel Macron était élu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ésident de la République.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our séduire les Français,</text:p>
      <text:p text:style-name="P1">il avait embauché un coach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hanteur d'opéra,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1">car en politique,</text:p>
      <text:p text:style-name="P1">la voix est un atout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1">Chez nous aussi,</text:p>
      <text:p text:style-name="P1">les élus l'ont bien compris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1">Ils travaillent également</text:p>
      <text:p text:style-name="P1">leur timbre,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me vous allez le voir</text:p>
      <text:p text:style-name="P1">et l'entendre</text:p>
      <text:p text:style-name="P1"/>
      <text:p text:style-name="Texte_20_brut"><text:soft-page-break/><text:span text:style-name="T3"><text:s/></text:span><text:span text:style-name="T1">524: 00:28:38.19 00:28:40.14 <text:s/>Duration 00:00:01.20 <text:s/>31</text:span></text:p>
      <text:p text:style-name="P1">dans ce reportage 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Les livres d'histoire</text:p>
      <text:p text:style-name="P1">auraient-ils retenu ce discours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ans la voix de prédicateur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La libération de Paris</text:p>
      <text:p text:style-name="P1">aurait-elle été la même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i de Gaulle l'avait célébrée</text:p>
      <text:p text:style-name="P1">avec moins d'emphase.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outragée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brisée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yrisée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is Paris libérée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1">#Et Barack Obama serait-il devenu</text:p>
      <text:p text:style-name="P1">président des États-Unis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i son #"Yes we can"</text:p>
      <text:p text:style-name="P1">#avait été plus aigu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1">Nous répondons</text:p>
      <text:p text:style-name="P1">avec ce credo immé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i résume l'esprit</text:p>
      <text:p text:style-name="P1">du peuple américain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n trois mots simples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i vous demandez un discours marquant</text:p>
      <text:p text:style-name="P1">d'Emmanuel Macron,#</text:p>
      <text:p text:style-name="P1"/>
      <text:p text:style-name="Texte_20_brut"><text:soft-page-break/><text:span text:style-name="T3"><text:s/></text:span><text:span text:style-name="T1">541: 00:29:51.07 00:29:54.04 <text:s/>Duration 00:00:02.22 <text:s/>49</text:span></text:p>
      <text:p text:style-name="P1">#il y a de fortes chances</text:p>
      <text:p text:style-name="P1">qu'on vous parle de celui-ci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Bonjour à toutes e à tou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n marche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Est-ce que nous sommes seuls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Il n'avait aucune inquiétude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Je lui ai dit:</text:p>
      <text:p text:style-name="P1">"Faites attention, parce 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Il a bien commencé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Ce que nous voulons,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1">ça n'est pas rassemblé la gauche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1">ça n'est pas rassemblé la droite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rassembler les Françai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t puis, il a dérapé.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1">Il a voulu couvrir</text:p>
      <text:p text:style-name="P1">les milliers de gen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i hurlaient: "Macron président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t même avec un micro,</text:p>
      <text:p text:style-name="P1">il a voulu les couvrir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il a voulu surenchérir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et il est parti dans le fossé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1">Ce que je veux,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<text:soft-page-break/>é que vous, partout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1">vous alliez le faire gagner,</text:p>
      <text:p text:style-name="P1"/>
      <text:p text:style-name="Texte_20_brut"><text:span text:style-name="T3"><text:s/></text:span><text:span text:style-name="T1">561: 00:30:44.04 00:30:46.12 <text:s/>Duration 00:00:02.08 <text:s/>39</text:span></text:p>
      <text:p text:style-name="P1">parce que é notre projet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e la République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e la France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1">Il m'a téléphoné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our me demander si j'étais d'accord</text:p>
      <text:p text:style-name="P1">avec ce que je venais d'entendre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1">J'étais devant mon téléviseur</text:p>
      <text:p text:style-name="P1">et je lui ai dit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1">"Il faut travailler, parce que</text:p>
      <text:p text:style-name="P1">si vous continuez dans ce sens,</text:p>
      <text:p text:style-name="P1"/>
      <text:p text:style-name="Texte_20_brut"><text:span text:style-name="T3"><text:s/></text:span><text:span text:style-name="T1">568: 00:31:03.24 00:31:06.09 <text:s/>Duration 00:00:02.10 <text:s/>41</text:span></text:p>
      <text:p text:style-name="P1">"dans 15 jours,</text:p>
      <text:p text:style-name="P1">vous allez parler comme ça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t dans un mois,</text:p>
      <text:p text:style-name="P1">vous n'allez plus parler du tout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Il y a encore deux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arpentait les Opéras du monde entier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avec sa voix de baryton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É un conseiller de Macron,</text:p>
      <text:p text:style-name="P1">amateur d'art lyrique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i a organisé leur rencontre</text:p>
      <text:p text:style-name="P1">la veille du fameux discours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1">#Le chanteur est passé</text:p>
      <text:p text:style-name="P1">de la lumière de la rampe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1"><text:soft-page-break/>#aux coulisses du coaching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Je l'ai suivi à Lille,</text:p>
      <text:p text:style-name="P1">à Lyon, à Toulouse,</text:p>
      <text:p text:style-name="P1"/>
      <text:p text:style-name="Texte_20_brut"><text:span text:style-name="T3"><text:s/></text:span><text:span text:style-name="T1">578: 00:31:42.12 00:31:46.08 <text:s/>Duration 00:00:03.21 <text:s/>65</text:span></text:p>
      <text:p text:style-name="P1">dans des grandes messes,</text:p>
      <text:p text:style-name="P1">où il fallait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1">Il était grand comme ça</text:p>
      <text:p text:style-name="P1">au milieu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1">Moi, j'essayais de me mettre</text:p>
      <text:p text:style-name="P1">un petit peu face à lui, au 1er rang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1">et je faisais des signes</text:p>
      <text:p text:style-name="P1">un peu cabalistiques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Les gens me regardant devaient dire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Il est un peu dérangé, ce garçon."</text:p>
      <text:p text:style-name="P1">Parce que je faisais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1">Des signes</text:p>
      <text:p text:style-name="P1">dont on avait déjà parlé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pour lui dire: "On se calme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1">Quand il commençait à être véhément</text:p>
      <text:p text:style-name="P1">comme ça...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éances de 2 heures</text:p>
      <text:p text:style-name="P1">sont programmées jusqu'à l'élection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le souffle,</text:p>
      <text:p text:style-name="P1">la posture, les exercice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reprend tout à zé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1">É un exercice que j'ai fait faire</text:p>
      <text:p text:style-name="P1">à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1"><text:soft-page-break/>Pas besoin de sortir</text:p>
      <text:p text:style-name="P1">une voix comme ça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ment pour les vibrations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our que les cordes vocales vibrent</text:p>
      <text:p text:style-name="P1"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e la République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e la France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1">Entre celui</text:p>
      <text:p text:style-name="P1">qui patauge un peu le 1er jour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t le grand vainqueur</text:p>
      <text:p text:style-name="P1">du dernier soir,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évident</text:p>
      <text:p text:style-name="P1">que la voix est diffé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1">Il y a plein de gens</text:p>
      <text:p text:style-name="P1">qui m'ont téléphoné e écrit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1">"Bravo. Tu as fait Macron président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1">É pas vrai du tout.</text:p>
      <text:p text:style-name="P1">É lui qui s'est fait président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sons que je l'ai un peu aidé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à être plus pertinent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on pas dans le fond,</text:p>
      <text:p text:style-name="P1">mais dans la forme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Le charisme vocal,</text:p>
      <text:p text:style-name="P1">cela s'apprend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1">#É même devenu</text:p>
      <text:p text:style-name="P1">un objet d'études scientifiques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oft-page-break/><text:span text:style-name="T3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t mesure l'effet de leur voix</text:p>
      <text:p text:style-name="P1">sur l'auditoire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Une vois peut faire perdre</text:p>
      <text:p text:style-name="P1">des élections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i on veut gagner une élection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3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1">de savoir à qui on s'adresse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En clair, les leaders charismatiques</text:p>
      <text:p text:style-name="P1">manipulent leur voix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<text:soft-page-break/>#Rosario a soumis des enregistrements</text:p>
      <text:p text:style-name="P1">de politiciens de plusieurs pays#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à un panel de 250 personnes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t je me suis dit:</text:p>
      <text:p text:style-name="P1"><text:soft-page-break/>"Allons-y aussi! Allons-y aussi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Dans la perception normale,</text:p>
      <text:p text:style-name="P1">cela véhicule l'idée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1">é une question</text:p>
      <text:p text:style-name="P1">plutôt stylistique,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1">parce qu'il voulait mettre l'accent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oft-page-break/><text:span text:style-name="T3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tre économie se porte bien.</text:p>
      <text:p text:style-name="P1">Nous sommes très compétitif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1">#Et puis, nous nous intéressons</text:p>
      <text:p text:style-name="P1">les uns aux autres.#</text:p>
      <text:p text:style-name="P1"/>
      <text:p text:style-name="Texte_20_brut"><text:span text:style-name="T3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1">#il aide aussi bien</text:p>
      <text:p text:style-name="P1">un imitateur suisse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'une chanteuse de #The Voice</text:p>
      <text:p text:style-name="P1"><text:soft-page-break/>#ou un politicien européen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1">Ce que j'ai vu dans mon parcours,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l'imitateu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1">J'ai réécrit une chanson</text:p>
      <text:p text:style-name="P1">sur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1"><text:soft-page-break/>Est-ce que vous êtes content</text:p>
      <text:p text:style-name="P1">d'être tombé sur la Suisse,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our les politique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3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t cette voix correspond souvent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oft-page-break/><text:span text:style-name="T3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njour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a voix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1"><text:soft-page-break/>ça fait partie</text:p>
      <text:p text:style-name="P1">de mes compétences naturelles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1">Je n'ai jamais ressenti le besoin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><text:soft-page-break/></text:p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><text:soft-page-break/></text:p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><text:soft-page-break/></text:p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oft-page-break/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><text:soft-page-break/></text:p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oft-page-break/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<text:soft-page-break/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<text:soft-page-break/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La tranche d'âge</text:p>
      <text:p text:style-name="P1"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><text:soft-page-break/></text:p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<text:soft-page-break/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oft-page-break/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<text:soft-page-break/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<text:soft-page-break/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élection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oft-page-break/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<text:soft-page-break/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><text:soft-page-break/></text:p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<text:soft-page-break/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><text:soft-page-break/></text:p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<text:soft-page-break/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3T19:21:55.416000000</dc:date>
    <meta:editing-cycles>20</meta:editing-cycles>
    <meta:editing-duration>PT5H43M48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702" meta:word-count="13279" meta:character-count="97809" meta:non-whitespace-character-count="84033"/>
  </office:meta>
</office:document-meta>
</file>